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officeooo:rsid="0093a1f1" officeooo:paragraph-rsid="0099c599"/>
    </style:style>
    <style:style style:name="P5" style:family="paragraph" style:parent-style-name="Text_20_body">
      <style:text-properties officeooo:paragraph-rsid="007d7925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096a6e0" officeooo:paragraph-rsid="0096a6e0"/>
    </style:style>
    <style:style style:name="P8" style:family="paragraph" style:parent-style-name="Text_20_body">
      <style:text-properties officeooo:paragraph-rsid="0063efeb"/>
    </style:style>
    <style:style style:name="P9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0" style:family="paragraph" style:parent-style-name="Titolo_20_1">
      <style:paragraph-properties fo:padding="0.035cm" fo:border="0.26pt solid #000000" style:shadow="none"/>
    </style:style>
    <style:style style:name="P11" style:family="paragraph" style:parent-style-name="Titolo_20_1">
      <style:paragraph-properties fo:break-before="page" fo:padding="0.035cm" fo:border="0.26pt solid #000000" style:shadow="none"/>
    </style:style>
    <style:style style:name="P12" style:family="paragraph" style:parent-style-name="Titolo_20_1">
      <style:paragraph-properties fo:padding="0.035cm" fo:border="0.26pt solid #000000" style:shadow="none"/>
      <style:text-properties officeooo:paragraph-rsid="00706633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922712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70c0d4" style:font-size-asian="10.5pt" style:font-weight-asian="bold" style:font-size-complex="10pt"/>
    </style:style>
    <style:style style:name="T5" style:family="text">
      <style:text-properties style:font-name="Arial" fo:font-size="10.5pt" fo:language="it" fo:country="IT" fo:font-weight="bold" officeooo:rsid="00922712" style:font-size-asian="10.5pt" style:font-weight-asian="bold" style:font-size-complex="10pt"/>
    </style:style>
    <style:style style:name="T6" style:family="text">
      <style:text-properties officeooo:rsid="0086bff5"/>
    </style:style>
    <style:style style:name="T7" style:family="text">
      <style:text-properties officeooo:rsid="00922712"/>
    </style:style>
    <style:style style:name="T8" style:family="text">
      <style:text-properties officeooo:rsid="0044191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82210d" loext:opacity="100%"/>
    </style:style>
    <style:style style:name="T12" style:family="text">
      <style:text-properties fo:color="#82210d" loext:opacity="100%" fo:font-weight="bold" style:font-weight-asian="bold" style:font-weight-complex="bold"/>
    </style:style>
    <style:style style:name="T13" style:family="text">
      <style:text-properties officeooo:rsid="00403c32"/>
    </style:style>
    <style:style style:name="T14" style:family="text">
      <style:text-properties officeooo:rsid="0036e457"/>
    </style:style>
    <style:style style:name="T15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language="it" fo:country="IT" fo:font-style="normal" officeooo:rsid="0091691d" style:font-size-asian="12pt" style:font-style-asian="normal" style:font-size-complex="12pt" style:font-style-complex="normal"/>
    </style:style>
    <style:style style:name="T17" style:family="text">
      <style:text-properties fo:font-size="12pt" fo:language="it" fo:country="IT" fo:font-style="normal" officeooo:rsid="00948f4d" style:font-size-asian="12pt" style:font-style-asian="normal" style:font-size-complex="12pt" style:font-style-complex="normal"/>
    </style:style>
    <style:style style:name="T18" style:family="text">
      <style:text-properties fo:font-size="12pt" fo:language="it" fo:country="IT" fo:font-style="normal" officeooo:rsid="0099c599" style:font-size-asian="12pt" style:font-style-asian="normal" style:font-size-complex="12pt" style:font-style-complex="normal"/>
    </style:style>
    <style:style style:name="T19" style:family="text">
      <style:text-properties fo:font-size="12pt" fo:language="it" fo:country="IT" fo:font-style="normal" officeooo:rsid="0094ceed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style:text-underline-style="none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normal" style:text-underline-style="none" officeooo:rsid="009a2e39" style:font-size-asian="12pt" style:font-style-asian="normal" style:font-size-complex="12pt" style:font-style-complex="normal"/>
    </style:style>
    <style:style style:name="T22" style:family="text">
      <style:text-properties fo:font-size="12pt" fo:language="it" fo:country="IT" fo:font-style="normal" style:text-underline-style="none" officeooo:rsid="0097b3dd" style:font-size-asian="12pt" style:font-style-asian="normal" style:font-size-complex="12pt" style:font-style-complex="normal"/>
    </style:style>
    <style:style style:name="T23" style:family="text">
      <style:text-properties fo:font-size="12pt" fo:language="it" fo:country="IT" fo:font-style="normal" style:text-underline-style="none" officeooo:rsid="009bad9f" style:font-size-asian="12pt" style:font-style-asian="normal" style:font-size-complex="12pt" style:font-style-complex="normal"/>
    </style:style>
    <style:style style:name="T24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language="it" fo:country="IT" fo:font-style="italic" officeooo:rsid="00948f4d" style:font-size-asian="12pt" style:font-style-asian="italic" style:font-size-complex="12pt" style:font-style-complex="italic"/>
    </style:style>
    <style:style style:name="T26" style:family="text">
      <style:text-properties fo:font-size="12pt" fo:language="it" fo:country="IT" fo:font-style="italic" style:text-underline-style="none" style:font-size-asian="12pt" style:font-style-asian="italic" style:font-size-complex="12pt" style:font-style-complex="italic"/>
    </style:style>
    <style:style style:name="T27" style:family="text">
      <style:text-properties fo:font-size="12pt" fo:language="it" fo:country="IT" fo:font-style="italic" style:text-underline-style="none" officeooo:rsid="0097c4b2" style:font-size-asian="12pt" style:font-style-asian="italic" style:font-size-complex="12pt" style:font-style-complex="italic"/>
    </style:style>
    <style:style style:name="T28" style:family="text">
      <style:text-properties fo:font-size="12pt" fo:language="it" fo:country="IT" fo:font-style="italic" style:text-underline-style="none" officeooo:rsid="0097b3dd" style:font-size-asian="12pt" style:font-style-asian="italic" style:font-size-complex="12pt" style:font-style-complex="italic"/>
    </style:style>
    <style:style style:name="T2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0" style:family="text">
      <style:text-properties fo:font-style="italic" style:font-style-asian="italic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36e457" style:font-size-asian="16pt" style:font-size-complex="16pt"/>
    </style:style>
    <style:style style:name="T33" style:family="text">
      <style:text-properties fo:font-size="14pt" officeooo:rsid="00403c32" style:font-size-asian="14pt" style:font-size-complex="14pt"/>
    </style:style>
    <style:style style:name="T34" style:family="text">
      <style:text-properties officeooo:rsid="002a6a05"/>
    </style:style>
    <style:style style:name="T35" style:family="text">
      <style:text-properties officeooo:rsid="00300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omanda 1/<text:span text:style-name="T13">2</text:span> (punti <text:span text:style-name="T14">6</text:span>/30)</text:h>
      <text:p text:style-name="P4"><text:span text:style-name="T16">L</text:span><text:span text:style-name="T15">a Regione autonoma del Trentino ha sviluppato un’applicazione per </text:span><text:span text:style-name="T17">dispositivi</text:span><text:span text:style-name="T25"> mobile</text:span><text:span text:style-name="T24"> </text:span><text:span text:style-name="T15">che consente </text:span><text:span text:style-name="T17">di usufruire di </text:span><text:span text:style-name="T15">una serie di servizi a chi </text:span><text:span text:style-name="T18">trascorra</text:span><text:span text:style-name="T15"> le proprie vacanze </text:span><text:span text:style-name="T18">in </text:span><text:span text:style-name="T17">regione</text:span><text:span text:style-name="T15">. Durante il soggiorno, i turisti possono registrare una </text:span><text:span text:style-name="T24">card</text:span><text:span text:style-name="T15"> a loro riservata. </text:span><text:span text:style-name="T18">Tra gli altri benefici, l</text:span><text:span text:style-name="T15">’applicazione permette </text:span><text:span text:style-name="T18">l’uso dei </text:span><text:span text:style-name="T15">mezzi pubblici </text:span><text:span text:style-name="T18">di trasporto locali </text:span><text:span text:style-name="T15">senza <text:s/>costi aggiuntivi. Tramite l’applicazione, il turista </text:span><text:span text:style-name="T19">può</text:span><text:span text:style-name="T15"> inquadrare un </text:span><text:span text:style-name="T24">QR code</text:span><text:span text:style-name="T15"> presente sul mezzo pubblico e inserire il numero di passeggeri </text:span><text:span text:style-name="T18">viaggianti</text:span><text:span text:style-name="T15">. L’applicazione contatterà il </text:span><text:span text:style-name="T24">server</text:span><text:span text:style-name="T15"> centrale trasferendo i dati della </text:span><text:span text:style-name="T24">card</text:span><text:span text:style-name="T15">, del mezzo pubblico, e dei passeggeri. </text:span><text:span text:style-name="T17">La comunicazione remota avviene simulando una comunicazione locale. </text:span><text:span text:style-name="T18">Appena ricevuti i dati, i</text:span><text:span text:style-name="T17">l </text:span><text:span text:style-name="T25">server</text:span><text:span text:style-name="T17"> verifica se la </text:span><text:span text:style-name="T25">card</text:span><text:span text:style-name="T17"> </text:span><text:span text:style-name="T18">sia in corso di </text:span><text:span text:style-name="T17">valid</text:span><text:span text:style-name="T18">ità</text:span><text:span text:style-name="T17"> e </text:span><text:span text:style-name="T19">che </text:span><text:span text:style-name="T17">il numero di passeggeri </text:span><text:span text:style-name="T18">corrisponda con quanto registrato</text:span><text:span text:style-name="T17">. La comunicazione dell’esito della validazione all’applicazione avviene in modalità asi</text:span><text:span text:style-name="T18">n</text:span><text:span text:style-name="T17">crona. L’applicazione, sviluppata </text:span><text:span text:style-name="T18">secondo </text:span><text:span text:style-name="T25">pattern</text:span><text:span text:style-name="T17"> MVC, visualizza </text:span><text:span text:style-name="T18">sullo schermo del dispositivo dell’utente l’esito </text:span><text:span text:style-name="T17">della validazione</text:span><text:span text:style-name="T19">.</text:span></text:p>
      <text:p text:style-name="P5">Si modelli tale sistema mediante un <text:span text:style-name="Car._20_predefinito_20_paragrafo"><text:span text:style-name="T29">diagramma delle classi</text:span></text:span>, comprensivo dei <text:span text:style-name="Car._20_predefinito_20_paragrafo"><text:span text:style-name="T30">design pattern</text:span></text:span> a esso pertinenti.</text:p>
      <text:h text:style-name="P10" text:outline-level="1">Risposta</text:h>
      <text:p text:style-name="P6"/>
      <text:p text:style-name="P6"/>
      <text:h text:style-name="P11" text:outline-level="1">Domanda <text:span text:style-name="T13">2</text:span><text:span text:style-name="Car._20_predefinito_20_paragrafo"><text:span text:style-name="T31">/</text:span></text:span><text:span text:style-name="Car._20_predefinito_20_paragrafo"><text:span text:style-name="T33">2</text:span></text:span> (punti <text:span text:style-name="Car._20_predefinito_20_paragrafo"><text:span text:style-name="T32">4</text:span></text:span>/30)</text:h>
      <text:p text:style-name="P7"><text:span text:style-name="T20">L’applicazione del </text:span><text:span text:style-name="T21">Regione autonoma del</text:span><text:span text:style-name="T20"> Trentino visualizza nella </text:span><text:span text:style-name="T21">propria</text:span><text:span text:style-name="T26"> </text:span><text:span text:style-name="T27">landing page</text:span><text:span text:style-name="T26"> </text:span><text:span text:style-name="T20">una lista di “esperienze” disponibili nelle vicinanze. Per ognuna di queste, è presente una foto, un titolo e la possibilità di salvarla come “esperienza preferita”. Selezionandola, è possibile accedere alla descrizione dell’esperienza, al prezzo ed eventualmente alle date/orari nei quali è disponibile. È </text:span><text:span text:style-name="T22">possibile inoltre visualizzare il </text:span><text:span text:style-name="T28">QR code</text:span><text:span text:style-name="T22"> associato alla propria </text:span><text:span text:style-name="T28">card</text:span><text:span text:style-name="T22">, che deve essere stata precedentemente registrata presso l’applicazione, inserendo un codice </text:span><text:span text:style-name="T23">personale</text:span><text:span text:style-name="T22"> di 5 cifre. Le funzionalità relative alle “esperienze” sono </text:span><text:span text:style-name="T23">disponibili anche</text:span><text:span text:style-name="T22"> </text:span><text:span text:style-name="T23">a</text:span><text:span text:style-name="T22">gli utenti non in possesso della </text:span><text:span text:style-name="T28">card</text:span><text:span text:style-name="T22">.</text:span></text:p>
      <text:p text:style-name="P8"><text:span text:style-name="T34">M</text:span>odell<text:span text:style-name="T34">are</text:span> le esigenze sopra delineate <text:span text:style-name="T34">u</text:span>tilizzando un <text:span text:style-name="Car._20_predefinito_20_paragrafo"><text:span text:style-name="T29">diagramma dei casi d’uso</text:span></text:span>. <text:span text:style-name="T35">N</text:span>on <text:span text:style-name="T34">è </text:span>richiesta descrizione testuale del diagramma.</text:p>
      <text:h text:style-name="P12" text:outline-level="1">Risposta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86bff5"/>
    </style:style>
    <style:style style:name="MT3" style:family="text">
      <style:text-properties officeooo:rsid="00922712"/>
    </style:style>
    <style:style style:name="MT4" style:family="text">
      <style:text-properties style:font-name="Arial" fo:font-size="10.5pt" fo:font-weight="bold" style:font-size-asian="10.5pt" style:font-weight-asian="bold" style:font-size-complex="10pt"/>
    </style:style>
    <style:style style:name="MT5" style:family="text">
      <style:text-properties style:font-name="Arial" fo:font-size="10.5pt" fo:font-weight="bold" officeooo:rsid="00922712" style:font-size-asian="10.5pt" style:font-weight-asian="bold" style:font-size-complex="10pt"/>
    </style:style>
    <style:style style:name="MT6" style:family="text">
      <style:text-properties style:font-name="Arial" fo:font-size="10.5pt" fo:language="it" fo:country="IT" fo:font-weight="bold" officeooo:rsid="00922712" style:font-size-asian="10.5pt" style:font-weight-asian="bold" style:font-size-complex="10pt"/>
    </style:style>
    <style:style style:name="MT7" style:family="text">
      <style:text-properties officeooo:rsid="00441912"/>
    </style:style>
    <style:style style:name="MT8" style:family="text">
      <style:text-properties style:font-name="Arial" fo:font-size="10.5pt" fo:font-weight="bold" officeooo:rsid="0070c0d4" style:font-size-asian="10.5pt" style:font-weight-asian="bold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82210d" loext:opacity="100%"/>
    </style:style>
    <style:style style:name="MT12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2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2</text:page-count></text:span></text:span></text:p>
        <text:p text:style-name="Intestazione">Esame scritto – <text:span text:style-name="MT2">I</text:span><text:span text:style-name="MT3">V</text:span> prova scritta - parte Compito (<text:span text:style-name="Car._20_predefinito_20_paragrafo"><text:span text:style-name="MT4">Pratica</text:span></text:span>) – <text:span text:style-name="Car._20_predefinito_20_paragrafo"><text:span text:style-name="MT5">07</text:span></text:span> <text:span text:style-name="Car._20_predefinito_20_paragrafo"><text:span text:style-name="MT6">luglio</text:span></text:span><text:span text:style-name="MT7"> </text:span><text:span text:style-name="Car._20_predefinito_20_paragrafo"><text:span text:style-name="MT4">202</text:span></text:span><text:span text:style-name="Car._20_predefinito_20_paragrafo"><text:span text:style-name="MT8">5</text:span></text:span></text:p>
        <text:p text:style-name="MP1"><text:span text:style-name="Car._20_predefinito_20_paragrafo"><text:span text:style-name="MT9">Istruzioni</text:span></text:span><text:span text:style-name="Car._20_predefinito_20_paragrafo"><text:span text:style-name="MT10"> <text:line-break/></text:span></text:span><text:span text:style-name="Car._20_predefinito_20_paragrafo"><text:span text:style-name="MT11">Riportare qui sotto cognome, nome, matricola, e anno di progetto didattico di </text:span></text:span><text:span text:style-name="Car._20_predefinito_20_paragrafo"><text:span text:style-name="MT12">tutti</text:span></text:span><text:span text:style-name="Car._20_predefinito_20_paragrafo"><text:span text:style-name="MT11"> i candidati che hanno collaborato alla risposta.</text:span></text:span></text:p>
        <text:p text:style-name="MP2">Cognome:<text:tab/>Nome:<text:tab/>Matricola:<text:tab/>Anno Progetto Didattico:</text:p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meta:creation-date>2006-03-18T17:20:00Z</meta:creation-date>
    <dc:date>2025-07-03T15:18:01.551720100</dc:date>
    <meta:print-date>2018-04-05T10:44:00Z</meta:print-date>
    <meta:editing-cycles>900</meta:editing-cycles>
    <meta:editing-duration>PT12H51M49S</meta:editing-duration>
    <meta:document-statistic meta:table-count="0" meta:image-count="0" meta:object-count="0" meta:page-count="2" meta:paragraph-count="12" meta:word-count="337" meta:character-count="2390" meta:non-whitespace-character-count="20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AppData/tmp/mozilla_tullio0/IS%20scritto%2020210507%20Pratica.odt/Normal.dotm"/>
  </office:meta>
</office:document-meta>
</file>